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6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3.9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3.854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3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7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06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7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9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02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1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5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93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72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1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774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773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6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4.116cm" fo:padding-top="0.125cm" fo:padding-bottom="0.125cm" fo:padding-left="0.25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2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48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18cm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47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7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8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91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53cm" fo:padding-top="0.125cm" fo:padding-bottom="0.125cm" fo:padding-left="0.25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03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26cm" svg:stroke-color="#c0504d" draw:marker-end="msArrowEnd_20_5" draw:marker-end-width="0.21cm" draw:marker-end-center="false" draw:fill="none" draw:textarea-vertical-align="top" draw:auto-grow-height="false" fo:min-height="0cm" fo:min-width="4.283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8.81cm" fo:padding-top="0.125cm" fo:padding-bottom="0.125cm" fo:padding-left="0.25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5.947cm" fo:padding-top="0.125cm" fo:padding-bottom="0.125cm" fo:padding-left="0.25cm" fo:padding-right="0.25cm" fo:wrap-option="wrap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4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5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5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6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3.35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7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1.6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3">
      <style:graphic-properties draw:stroke="solid" svg:stroke-width="0.071cm" svg:stroke-color="#3a5f8b" draw:fill="solid" draw:fill-color="#ff0000" draw:textarea-vertical-align="middle" draw:auto-grow-height="false" draw:fit-to-size="false" style:shrink-to-fit="false" fo:min-height="0.776cm" fo:min-width="1.431cm" fo:padding-top="0.125cm" fo:padding-bottom="0.125cm" fo:padding-left="0.25cm" fo:padding-right="0.25cm" fo:wrap-option="wrap"/>
    </style:style>
    <style:style style:name="gr1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84cm" fo:min-width="2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gradient" draw:fill-gradient-name="Gradient_20_2"/>
      <style:paragraph-properties fo:text-align="start" style:font-independent-line-spacing="true"/>
      <style:text-properties fo:font-size="16pt" style:font-size-asian="16pt" style:font-size-complex="16pt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9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ed1c24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44pt" style:language-asian="en" style:country-asian="US" style:font-style-asian="normal" style:font-weight-asian="normal" style:font-name-complex="Lohit Devanagari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IC Subscription Manager</text:span><text:span text:style-name="T1"><text:line-break/></text:span><text:span text:style-name="T1">User-Guide pictures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ubscription flow – sunny day</text:span></text:p>
          </draw:text-box>
        </draw:frame>
        <draw:custom-shape draw:name="Rectangle 4" draw:style-name="gr2" draw:text-style-name="P6" draw:layer="layout" svg:width="4.4cm" svg:height="2.033cm" svg:x="7.1cm" svg:y="1.81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6" draw:layer="layout" svg:width="3.894cm" svg:height="2.033cm" svg:x="16.706cm" svg:y="1.817cm">
          <text:p text:style-name="P5"><text:span text:style-name="T2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6" draw:layer="layout" svg:width="3.852cm" svg:height="2.033cm" svg:x="12.048cm" svg:y="1.81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" draw:text-style-name="P6" draw:layer="layout" svg:width="2.188cm" svg:height="2.033cm" svg:x="1.714cm" svg:y="1.81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6" draw:text-style-name="P8" draw:layer="layout" svg:width="6.603cm" svg:height="0.758cm" svg:x="2.778cm" svg:y="4.568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2.903cm" svg:y1="3.851cm" svg:x2="2.903cm" svg:y2="11.76cm">
          <text:p/>
        </draw:line>
        <draw:line draw:name="Straight Connector 37" draw:style-name="gr7" draw:text-style-name="P9" draw:layer="layout" svg:x1="9.38cm" svg:y1="3.851cm" svg:x2="9.38cm" svg:y2="11.76cm">
          <text:p/>
        </draw:line>
        <draw:custom-shape draw:name="Straight Arrow Connector 38" draw:style-name="gr8" draw:text-style-name="P9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9" draw:text-style-name="P10" draw:layer="layout" svg:width="1.93cm" svg:height="1.025cm" svg:x="8.38cm" svg:y="5.613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0" draw:text-style-name="P6" draw:layer="layout" svg:width="3.229cm" svg:height="2.033cm" svg:x="21.408cm" svg:y="1.817cm">
          <text:p text:style-name="P5"><text:span text:style-name="T2">E2 Agent</text:span></text:p>
          <text:p text:style-name="P5"><text:span text:style-name="T2">(at RA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031cm" svg:y1="3.851cm" svg:x2="13.996cm" svg:y2="11.76cm">
          <text:p/>
        </draw:line>
        <draw:line draw:name="Straight Connector 52" draw:style-name="gr7" draw:text-style-name="P9" draw:layer="layout" svg:x1="18.655cm" svg:y1="3.851cm" svg:x2="18.655cm" svg:y2="11.76cm">
          <text:p/>
        </draw:line>
        <draw:line draw:name="Straight Connector 53" draw:style-name="gr7" draw:text-style-name="P9" draw:layer="layout" svg:x1="23.041cm" svg:y1="3.854cm" svg:x2="23.036cm" svg:y2="11.762cm">
          <text:p/>
        </draw:line>
        <draw:custom-shape draw:name="TextBox 54" draw:style-name="gr11" draw:text-style-name="P8" draw:layer="layout" svg:width="6.668cm" svg:height="0.758cm" svg:x="9.381cm" svg:y="7.7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12" draw:text-style-name="P9" draw:layer="layout" svg:width="4.441cm" svg:height="0.015cm" svg:x="18.6cm" svg:y="8.3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13" draw:text-style-name="P9" draw:layer="layout" svg:width="9.3cm" svg:height="0.003cm" svg:x="9.381cm" svg:y="8.4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13" draw:text-style-name="P9" draw:layer="layout" svg:width="9.3cm" svg:height="0.008cm" draw:transform="rotate (-3.14159265358979) translate (18.65cm 9.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14" draw:text-style-name="P9" draw:layer="layout" svg:width="4.354cm" svg:height="0.001cm" draw:transform="rotate (-3.14159265358979) translate (23.036cm 9.68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8" draw:text-style-name="P9" draw:layer="layout" svg:width="6.476cm" svg:height="0.003cm" draw:transform="rotate (-3.14159265358979) translate (9.381cm 11.0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15" draw:text-style-name="P8" draw:layer="layout" svg:width="6.95cm" svg:height="0.758cm" svg:x="9.35cm" svg:y="9.032cm">
          <text:p text:style-name="P7"><text:span text:style-name="T3">RIC SUBSCRIPTION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16" draw:text-style-name="P9" draw:layer="layout" svg:width="4.653cm" svg:height="0.005cm" svg:x="9.38cm" svg:y="7.3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7" draw:text-style-name="P8" draw:layer="layout" svg:width="3.752cm" svg:height="0.758cm" svg:x="9.348cm" svg:y="6.639cm">
          <text:p text:style-name="P7"><text:span text:style-name="T3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8" draw:text-style-name="P8" draw:layer="layout" svg:width="6.896cm" svg:height="0.758cm" svg:x="2.805cm" svg:y="10.334cm">
          <text:p text:style-name="P7"><text:span text:style-name="T3">RIC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9" draw:text-style-name="P8" draw:layer="layout" svg:width="24.129cm" svg:height="7.437cm" svg:x="0.828cm" svg:y="11.954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5"/></text:p>
              <text:p text:style-name="P11"><text:span text:style-name="T5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ubscription flow – rainy day (1/2)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">Subscription flow – rainy day (1/2)</text:span></text:p>
          </draw:text-box>
        </draw:frame>
        <draw:custom-shape draw:name="Rectangle 4" draw:style-name="gr20" draw:text-style-name="P6" draw:layer="layout" svg:width="4.2cm" svg:height="2.033cm" svg:x="7.6cm" svg:y="2.88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1" draw:text-style-name="P6" draw:layer="layout" svg:width="3.974cm" svg:height="2.033cm" svg:x="17.026cm" svg:y="2.887cm">
          <text:p text:style-name="P5"><text:span text:style-name="T2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2" draw:text-style-name="P15" draw:layer="layout" svg:width="3.232cm" svg:height="2.033cm" svg:x="12.669cm" svg:y="2.88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2" draw:text-style-name="P16" draw:layer="layout" svg:width="2.188cm" svg:height="2.033cm" svg:x="2.034cm" svg:y="2.88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3" draw:text-style-name="P17" draw:layer="layout" svg:width="6.599cm" svg:height="0.758cm" svg:x="3.1cm" svg:y="5.693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3.224cm" svg:y1="4.92cm" svg:x2="3.224cm" svg:y2="13.52cm">
          <text:p/>
        </draw:line>
        <draw:line draw:name="Straight Connector 37" draw:style-name="gr7" draw:text-style-name="P9" draw:layer="layout" svg:x1="9.696cm" svg:y1="4.92cm" svg:x2="9.666cm" svg:y2="13.52cm">
          <text:p/>
        </draw:line>
        <draw:custom-shape draw:name="Straight Arrow Connector 38" draw:style-name="gr24" draw:text-style-name="P9" draw:layer="layout" svg:width="6.477cm" svg:height="0.003cm" svg:x="3.224cm" svg:y="6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25" draw:text-style-name="P18" draw:layer="layout" svg:width="1.93cm" svg:height="1.025cm" svg:x="8.701cm" svg:y="6.735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2" draw:text-style-name="P15" draw:layer="layout" svg:width="2.684cm" svg:height="2.033cm" svg:x="22.273cm" svg:y="2.887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346cm" svg:y1="4.92cm" svg:x2="14.316cm" svg:y2="13.52cm">
          <text:p/>
        </draw:line>
        <draw:line draw:name="Straight Connector 52" draw:style-name="gr7" draw:text-style-name="P9" draw:layer="layout" svg:x1="19.076cm" svg:y1="4.92cm" svg:x2="19.106cm" svg:y2="13.52cm">
          <text:p/>
        </draw:line>
        <draw:line draw:name="Straight Connector 53" draw:style-name="gr7" draw:text-style-name="P9" draw:layer="layout" svg:x1="23.654cm" svg:y1="4.92cm" svg:x2="23.624cm" svg:y2="13.52cm">
          <text:p/>
        </draw:line>
        <draw:custom-shape draw:name="TextBox 54" draw:style-name="gr26" draw:text-style-name="P8" draw:layer="layout" svg:width="6.726cm" svg:height="0.758cm" svg:x="9.674cm" svg:y="8.977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27" draw:text-style-name="P9" draw:layer="layout" svg:width="4.563cm" svg:height="0.022cm" svg:x="19.096cm" svg:y="9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28" draw:text-style-name="P9" draw:layer="layout" svg:width="9.374cm" svg:height="0.001cm" svg:x="9.702cm" svg:y="9.6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29" draw:text-style-name="P9" draw:layer="layout" svg:width="9.394cm" svg:height="0.019cm" draw:transform="rotate (-3.14159265358979) translate (19.096cm 10.9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30" draw:text-style-name="P9" draw:layer="layout" svg:width="4.528cm" svg:height="0.001cm" draw:transform="rotate (-3.14159265358979) translate (23.624cm 10.95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1" draw:text-style-name="P9" draw:layer="layout" svg:width="6.44cm" svg:height="0.001cm" draw:transform="rotate (-3.14159265358979) translate (9.666cm 12.0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32" draw:text-style-name="P8" draw:layer="layout" svg:width="6.429cm" svg:height="0.758cm" svg:x="9.571cm" svg:y="10.188cm">
          <text:p text:style-name="P7"><text:span text:style-name="T3">RIC SUBSCRIPTION FAIL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33" draw:text-style-name="P17" draw:layer="layout" svg:width="6.476cm" svg:height="0.758cm" svg:x="3.224cm" svg:y="11.326cm">
          <text:p text:style-name="P7"><text:span text:style-name="T3">RIC SUBSCRIPTION FAIL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" draw:text-style-name="P17" draw:layer="layout" svg:width="21.795cm" svg:height="0.927cm" svg:x="2.179cm" svg:y="15.208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4" draw:text-style-name="P9" draw:layer="layout" svg:width="4.651cm" svg:height="0.005cm" svg:x="9.701cm" svg:y="8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35" draw:text-style-name="P8" draw:layer="layout" svg:width="3.369cm" svg:height="0.758cm" svg:x="9.631cm" svg:y="7.761cm">
          <text:p text:style-name="P7"><text:span text:style-name="T3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6" draw:text-style-name="P9" draw:layer="layout" svg:width="4.65cm" svg:height="0.004cm" svg:x="9.666cm" svg:y="12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37" draw:text-style-name="P8" draw:layer="layout" svg:width="3.498cm" svg:height="0.758cm" svg:x="9.702cm" svg:y="12.241cm">
          <text:p text:style-name="P7"><text:span text:style-name="T3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7">Which rules specified by xApp Manager versus Sub Manager?</text:span></text:p>
              <text:p text:style-name="P11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">Subscription flow – rainy day (2/2)</text:span></text:p>
          </draw:text-box>
        </draw:frame>
        <draw:custom-shape draw:name="Rectangle 4" draw:style-name="gr38" draw:text-style-name="P6" draw:layer="layout" svg:width="4.2cm" svg:height="2.033cm" svg:x="7.6cm" svg:y="2.88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" draw:text-style-name="P6" draw:layer="layout" svg:width="3.974cm" svg:height="2.033cm" svg:x="17.026cm" svg:y="2.887cm">
          <text:p text:style-name="P5"><text:span text:style-name="T2">E2 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0" draw:text-style-name="P6" draw:layer="layout" svg:width="3.232cm" svg:height="2.033cm" svg:x="12.669cm" svg:y="2.88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1" draw:text-style-name="P19" draw:layer="layout" svg:width="2.188cm" svg:height="2.033cm" svg:x="2.034cm" svg:y="2.88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2" draw:text-style-name="P8" draw:layer="layout" svg:width="6.599cm" svg:height="0.758cm" svg:x="3.1cm" svg:y="5.593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3.224cm" svg:y1="4.92cm" svg:x2="3.224cm" svg:y2="14.325cm">
          <text:p/>
        </draw:line>
        <draw:line draw:name="Straight Connector 37" draw:style-name="gr7" draw:text-style-name="P9" draw:layer="layout" svg:x1="9.701cm" svg:y1="4.92cm" svg:x2="9.666cm" svg:y2="14.325cm">
          <text:p/>
        </draw:line>
        <draw:custom-shape draw:name="Straight Arrow Connector 38" draw:style-name="gr24" draw:text-style-name="P9" draw:layer="layout" svg:width="6.477cm" svg:height="0.017cm" svg:x="3.224cm" svg:y="6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43" draw:text-style-name="P10" draw:layer="layout" svg:width="1.93cm" svg:height="1.025cm" svg:x="8.701cm" svg:y="6.735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4" draw:text-style-name="P6" draw:layer="layout" svg:width="2.684cm" svg:height="2.033cm" svg:x="22.273cm" svg:y="2.887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352cm" svg:y1="4.92cm" svg:x2="14.316cm" svg:y2="14.325cm">
          <text:p/>
        </draw:line>
        <draw:line draw:name="Straight Connector 52" draw:style-name="gr7" draw:text-style-name="P9" draw:layer="layout" svg:x1="19.076cm" svg:y1="4.92cm" svg:x2="19.096cm" svg:y2="14.325cm">
          <text:p/>
        </draw:line>
        <draw:line draw:name="Straight Connector 53" draw:style-name="gr7" draw:text-style-name="P9" draw:layer="layout" svg:x1="23.659cm" svg:y1="4.92cm" svg:x2="23.624cm" svg:y2="14.325cm">
          <text:p/>
        </draw:line>
        <draw:custom-shape draw:name="TextBox 54" draw:style-name="gr45" draw:text-style-name="P8" draw:layer="layout" svg:width="6.726cm" svg:height="0.758cm" svg:x="9.674cm" svg:y="8.977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27" draw:text-style-name="P9" draw:layer="layout" svg:width="4.563cm" svg:height="0.022cm" svg:x="19.096cm" svg:y="9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28" draw:text-style-name="P9" draw:layer="layout" svg:width="9.374cm" svg:height="0.001cm" svg:x="9.702cm" svg:y="9.6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46" draw:text-style-name="P8" draw:layer="layout" svg:width="2.429cm" svg:height="0.758cm" svg:x="7.471cm" svg:y="10.588cm">
          <text:p text:style-name="P7"><text:span text:style-name="T8">Time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7" draw:text-style-name="P8" draw:layer="layout" svg:width="21.795cm" svg:height="1.601cm" svg:x="2.179cm" svg:y="15.208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34" draw:text-style-name="P9" draw:layer="layout" svg:width="4.651cm" svg:height="0.001cm" svg:x="9.701cm" svg:y="8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0" draw:style-name="gr48" draw:text-style-name="P8" draw:layer="layout" svg:width="3.369cm" svg:height="0.758cm" svg:x="9.631cm" svg:y="7.761cm">
          <text:p text:style-name="P7"><text:span text:style-name="T3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6" draw:text-style-name="P9" draw:layer="layout" svg:width="4.65cm" svg:height="0.004cm" svg:x="9.666cm" svg:y="13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49" draw:text-style-name="P8" draw:layer="layout" svg:width="3.498cm" svg:height="0.758cm" svg:x="9.602cm" svg:y="12.841cm">
          <text:p text:style-name="P7"><text:span text:style-name="T3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50" draw:text-style-name="P9" draw:layer="layout" svg:width="9.393cm" svg:height="0.008cm" svg:x="9.703cm" svg:y="11.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27" draw:text-style-name="P9" draw:layer="layout" svg:width="4.563cm" svg:height="0.001cm" svg:x="19.096cm" svg:y="11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51" draw:text-style-name="P9" draw:layer="layout" svg:width="9.372cm" svg:height="0.006cm" svg:x="9.704cm" svg:y="12.6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5" draw:style-name="gr30" draw:text-style-name="P9" draw:layer="layout" svg:width="4.528cm" svg:height="0.001cm" svg:x="19.096cm" svg:y="12.6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52" draw:text-style-name="P8" draw:layer="layout" svg:width="8.526cm" svg:height="0.758cm" svg:x="9.674cm" svg:y="11.177cm">
          <text:p text:style-name="P7"><text:span text:style-name="T9">RIC SUBSCRIPTION DELETE </text:span><text:span text:style-name="T3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53" draw:text-style-name="P8" draw:layer="layout" svg:width="8.804cm" svg:height="0.758cm" svg:x="9.674cm" svg:y="11.977cm">
          <text:p text:style-name="P7"><text:span text:style-name="T9">RIC SUBSCRIPTION</text:span><text:span text:style-name="T3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7">Which rules specified by xApp Manager versus Sub Manager?</text:span></text:p>
              <text:p text:style-name="P11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ubscription delete flow – sunny day</text:span></text:p>
          </draw:text-box>
        </draw:frame>
        <draw:custom-shape draw:name="Rectangle 4" draw:style-name="gr54" draw:text-style-name="P6" draw:layer="layout" svg:width="4.4cm" svg:height="2.033cm" svg:x="7.1cm" svg:y="1.81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5" draw:text-style-name="P6" draw:layer="layout" svg:width="3.894cm" svg:height="2.033cm" svg:x="16.706cm" svg:y="1.817cm">
          <text:p text:style-name="P5"><text:span text:style-name="T10">E2 </text:span><text:span text:style-name="T2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6" draw:text-style-name="P6" draw:layer="layout" svg:width="3.852cm" svg:height="2.033cm" svg:x="12.048cm" svg:y="1.81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7" draw:text-style-name="P6" draw:layer="layout" svg:width="2.188cm" svg:height="2.033cm" svg:x="1.714cm" svg:y="1.81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8" draw:text-style-name="P8" draw:layer="layout" svg:width="8.356cm" svg:height="0.758cm" svg:x="2.803cm" svg:y="4.568cm">
          <text:p text:style-name="P7"><text:span text:style-name="T3">RIC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2.903cm" svg:y1="3.851cm" svg:x2="2.903cm" svg:y2="11.651cm">
          <text:p/>
        </draw:line>
        <draw:line draw:name="Straight Connector 37" draw:style-name="gr7" draw:text-style-name="P9" draw:layer="layout" svg:x1="9.38cm" svg:y1="3.851cm" svg:x2="9.38cm" svg:y2="11.651cm">
          <text:p/>
        </draw:line>
        <draw:custom-shape draw:name="Straight Arrow Connector 38" draw:style-name="gr8" draw:text-style-name="P9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59" draw:text-style-name="P10" draw:layer="layout" svg:width="1.93cm" svg:height="1.025cm" svg:x="8.38cm" svg:y="5.613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026cm" svg:y1="3.851cm" svg:x2="13.996cm" svg:y2="11.651cm">
          <text:p/>
        </draw:line>
        <draw:line draw:name="Straight Connector 52" draw:style-name="gr7" draw:text-style-name="P9" draw:layer="layout" svg:x1="18.655cm" svg:y1="3.851cm" svg:x2="18.655cm" svg:y2="11.651cm">
          <text:p/>
        </draw:line>
        <draw:line draw:name="Straight Connector 53" draw:style-name="gr7" draw:text-style-name="P9" draw:layer="layout" svg:x1="23.441cm" svg:y1="3.854cm" svg:x2="23.436cm" svg:y2="11.654cm">
          <text:p/>
        </draw:line>
        <draw:custom-shape draw:name="TextBox 54" draw:style-name="gr60" draw:text-style-name="P8" draw:layer="layout" svg:width="8.419cm" svg:height="0.758cm" svg:x="9.381cm" svg:y="6.9cm">
          <text:p text:style-name="P7"><text:span text:style-name="T9">RIC SUBSCRIPTION </text:span><text:span text:style-name="T3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61" draw:text-style-name="P9" draw:layer="layout" svg:width="4.781cm" svg:height="0.001cm" svg:x="18.655cm" svg:y="7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62" draw:text-style-name="P9" draw:layer="layout" svg:width="9.274cm" svg:height="0.002cm" svg:x="9.381cm" svg:y="7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63" draw:text-style-name="P9" draw:layer="layout" svg:width="9.273cm" svg:height="0.02cm" draw:transform="rotate (-3.14159265358979) translate (18.655cm 8.8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64" draw:text-style-name="P9" draw:layer="layout" svg:width="4.786cm" svg:height="0.001cm" draw:transform="rotate (-3.14159265358979) translate (23.441cm 8.78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8" draw:text-style-name="P9" draw:layer="layout" svg:width="6.476cm" svg:height="0.003cm" draw:transform="rotate (-3.14159265358979) translate (9.381cm 9.8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65" draw:text-style-name="P8" draw:layer="layout" svg:width="8.65cm" svg:height="0.758cm" svg:x="9.35cm" svg:y="8.132cm">
          <text:p text:style-name="P7"><text:span text:style-name="T9">RIC SUBSCRIPTION</text:span><text:span text:style-name="T3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66" draw:text-style-name="P9" draw:layer="layout" svg:width="4.616cm" svg:height="0.001cm" svg:x="9.38cm" svg:y="10.8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67" draw:text-style-name="P8" draw:layer="layout" svg:width="3.752cm" svg:height="0.758cm" svg:x="9.348cm" svg:y="10.139cm">
          <text:p text:style-name="P7"><text:span text:style-name="T3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68" draw:text-style-name="P8" draw:layer="layout" svg:width="8.695cm" svg:height="0.758cm" svg:x="2.905cm" svg:y="9.134cm">
          <text:p text:style-name="P7"><text:span text:style-name="T9">RIC SUBSCRIPTION</text:span><text:span text:style-name="T3">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69" draw:text-style-name="P8" draw:layer="layout" svg:width="24.129cm" svg:height="7.437cm" svg:x="0.828cm" svg:y="11.954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70" draw:text-style-name="P6" draw:layer="layout" svg:width="2.684cm" svg:height="2.033cm" svg:x="22.073cm" svg:y="1.819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5"/></text:p>
              <text:p text:style-name="P11"><text:span text:style-name="T5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1">Subscription </text:span><text:span text:style-name="T1">delete failure – rainy day (1/2)</text:span></text:p>
          </draw:text-box>
        </draw:frame>
        <draw:custom-shape draw:name="Rectangle 4" draw:style-name="gr71" draw:text-style-name="P6" draw:layer="layout" svg:width="4.2cm" svg:height="2.033cm" svg:x="7.6cm" svg:y="2.88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2" draw:text-style-name="P6" draw:layer="layout" svg:width="3.974cm" svg:height="2.033cm" svg:x="17.026cm" svg:y="2.887cm">
          <text:p text:style-name="P5"><text:span text:style-name="T10">E2 </text:span><text:span text:style-name="T2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3" draw:text-style-name="P6" draw:layer="layout" svg:width="3.232cm" svg:height="2.033cm" svg:x="12.669cm" svg:y="2.88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4" draw:text-style-name="P19" draw:layer="layout" svg:width="2.188cm" svg:height="2.033cm" svg:x="2.034cm" svg:y="2.88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75" draw:text-style-name="P8" draw:layer="layout" svg:width="8.356cm" svg:height="0.758cm" svg:x="3.124cm" svg:y="5.593cm">
          <text:p text:style-name="P7"><text:span text:style-name="T3">RIC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3.224cm" svg:y1="4.92cm" svg:x2="3.224cm" svg:y2="13.12cm">
          <text:p/>
        </draw:line>
        <draw:line draw:name="Straight Connector 37" draw:style-name="gr7" draw:text-style-name="P9" draw:layer="layout" svg:x1="9.696cm" svg:y1="4.92cm" svg:x2="9.666cm" svg:y2="13.12cm">
          <text:p/>
        </draw:line>
        <draw:custom-shape draw:name="Straight Arrow Connector 38" draw:style-name="gr24" draw:text-style-name="P9" draw:layer="layout" svg:width="6.477cm" svg:height="0.003cm" svg:x="3.224cm" svg:y="6.3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76" draw:text-style-name="P10" draw:layer="layout" svg:width="1.93cm" svg:height="1.025cm" svg:x="8.701cm" svg:y="6.735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77" draw:text-style-name="P6" draw:layer="layout" svg:width="2.684cm" svg:height="2.033cm" svg:x="22.273cm" svg:y="2.887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346cm" svg:y1="4.92cm" svg:x2="14.316cm" svg:y2="13.12cm">
          <text:p/>
        </draw:line>
        <draw:line draw:name="Straight Connector 52" draw:style-name="gr7" draw:text-style-name="P9" draw:layer="layout" svg:x1="18.976cm" svg:y1="4.92cm" svg:x2="19.006cm" svg:y2="13.12cm">
          <text:p/>
        </draw:line>
        <draw:line draw:name="Straight Connector 53" draw:style-name="gr7" draw:text-style-name="P9" draw:layer="layout" svg:x1="23.754cm" svg:y1="4.92cm" svg:x2="23.724cm" svg:y2="13.12cm">
          <text:p/>
        </draw:line>
        <draw:custom-shape draw:name="TextBox 54" draw:style-name="gr78" draw:text-style-name="P8" draw:layer="layout" svg:width="8.426cm" svg:height="0.758cm" svg:x="9.574cm" svg:y="8.077cm">
          <text:p text:style-name="P7"><text:span text:style-name="T9">RIC SUBSCRIPTION </text:span><text:span text:style-name="T3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79" draw:text-style-name="P9" draw:layer="layout" svg:width="4.748cm" svg:height="0.001cm" svg:x="19.006cm" svg:y="8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62" draw:text-style-name="P9" draw:layer="layout" svg:width="9.274cm" svg:height="0.021cm" svg:x="9.702cm" svg:y="8.7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62" draw:text-style-name="P9" draw:layer="layout" svg:width="9.274cm" svg:height="0.019cm" draw:transform="rotate (-3.14159265358979) translate (18.976cm 10.17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80" draw:text-style-name="P9" draw:layer="layout" svg:width="4.718cm" svg:height="0.001cm" draw:transform="rotate (-3.14159265358979) translate (23.724cm 10.15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31" draw:text-style-name="P9" draw:layer="layout" svg:width="6.44cm" svg:height="0.003cm" draw:transform="rotate (-3.14159265358979) translate (9.666cm 11.3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8" draw:style-name="gr81" draw:text-style-name="P8" draw:layer="layout" svg:width="8.229cm" svg:height="0.758cm" svg:x="9.571cm" svg:y="9.388cm">
          <text:p text:style-name="P7"><text:span text:style-name="T9">RIC SUBSCRIPTION </text:span><text:span text:style-name="T3">DELETE FAIL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82" draw:text-style-name="P8" draw:layer="layout" svg:width="8.776cm" svg:height="0.758cm" svg:x="3.224cm" svg:y="10.626cm">
          <text:p text:style-name="P7"><text:span text:style-name="T3">RIC SUBSCRIPTION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83" draw:text-style-name="P8" draw:layer="layout" svg:width="21.795cm" svg:height="0.927cm" svg:x="2.179cm" svg:y="15.208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6" draw:text-style-name="P9" draw:layer="layout" svg:width="4.65cm" svg:height="0.004cm" svg:x="9.666cm" svg:y="12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84" draw:text-style-name="P8" draw:layer="layout" svg:width="3.498cm" svg:height="0.758cm" svg:x="9.602cm" svg:y="11.541cm">
          <text:p text:style-name="P7"><text:span text:style-name="T3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7">Which rules specified by xApp Manager versus Sub Manager?</text:span></text:p>
              <text:p text:style-name="P11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549cm" presentation:class="title" presentation:user-transformed="true">
          <draw:text-box>
            <text:p text:style-name="P1"><text:span text:style-name="T11">Subscription </text:span><text:span text:style-name="T1">delete flow – rainy day (2/2)</text:span></text:p>
          </draw:text-box>
        </draw:frame>
        <draw:custom-shape draw:name="Rectangle 4" draw:style-name="gr85" draw:text-style-name="P6" draw:layer="layout" svg:width="4.2cm" svg:height="2.033cm" svg:x="7.6cm" svg:y="2.88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6" draw:layer="layout" svg:width="3.974cm" svg:height="2.033cm" svg:x="17.026cm" svg:y="2.887cm">
          <text:p text:style-name="P5"><text:span text:style-name="T10">E2 </text:span><text:span text:style-name="T2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7" draw:text-style-name="P6" draw:layer="layout" svg:width="3.232cm" svg:height="2.033cm" svg:x="12.669cm" svg:y="2.88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8" draw:text-style-name="P19" draw:layer="layout" svg:width="2.188cm" svg:height="2.033cm" svg:x="2.034cm" svg:y="2.88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89" draw:text-style-name="P8" draw:layer="layout" svg:width="8.36cm" svg:height="0.758cm" svg:x="3.022cm" svg:y="5.593cm">
          <text:p text:style-name="P7"><text:span text:style-name="T3">RIC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3.224cm" svg:y1="4.92cm" svg:x2="3.224cm" svg:y2="14.42cm">
          <text:p/>
        </draw:line>
        <draw:line draw:name="Straight Connector 37" draw:style-name="gr7" draw:text-style-name="P9" draw:layer="layout" svg:x1="9.696cm" svg:y1="4.92cm" svg:x2="9.666cm" svg:y2="14.42cm">
          <text:p/>
        </draw:line>
        <draw:custom-shape draw:name="Straight Arrow Connector 38" draw:style-name="gr24" draw:text-style-name="P9" draw:layer="layout" svg:width="6.477cm" svg:height="0.017cm" svg:x="3.224cm" svg:y="6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9" draw:style-name="gr90" draw:text-style-name="P10" draw:layer="layout" svg:width="1.93cm" svg:height="1.025cm" svg:x="8.701cm" svg:y="6.735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91" draw:text-style-name="P6" draw:layer="layout" svg:width="2.684cm" svg:height="2.033cm" svg:x="22.273cm" svg:y="2.887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346cm" svg:y1="4.92cm" svg:x2="14.316cm" svg:y2="14.42cm">
          <text:p/>
        </draw:line>
        <draw:line draw:name="Straight Connector 52" draw:style-name="gr7" draw:text-style-name="P9" draw:layer="layout" svg:x1="18.976cm" svg:y1="4.92cm" svg:x2="19.006cm" svg:y2="14.42cm">
          <text:p/>
        </draw:line>
        <draw:line draw:name="Straight Connector 53" draw:style-name="gr7" draw:text-style-name="P9" draw:layer="layout" svg:x1="23.754cm" svg:y1="4.92cm" svg:x2="23.724cm" svg:y2="14.42cm">
          <text:p/>
        </draw:line>
        <draw:custom-shape draw:name="TextBox 54" draw:style-name="gr92" draw:text-style-name="P8" draw:layer="layout" svg:width="8.526cm" svg:height="0.758cm" svg:x="9.674cm" svg:y="8.277cm">
          <text:p text:style-name="P7"><text:span text:style-name="T9">RIC SUBSCRIPTION </text:span><text:span text:style-name="T3">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93" draw:text-style-name="P9" draw:layer="layout" svg:width="4.753cm" svg:height="0.001cm" svg:x="19.006cm" svg:y="8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62" draw:text-style-name="P9" draw:layer="layout" svg:width="9.274cm" svg:height="0.02cm" svg:x="9.702cm" svg:y="8.9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8" draw:style-name="gr94" draw:text-style-name="P8" draw:layer="layout" svg:width="2.429cm" svg:height="0.758cm" svg:x="7.471cm" svg:y="10.088cm">
          <text:p text:style-name="P7"><text:span text:style-name="T8">Time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5" draw:text-style-name="P8" draw:layer="layout" svg:width="21.795cm" svg:height="1.601cm" svg:x="2.179cm" svg:y="15.208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36" draw:text-style-name="P9" draw:layer="layout" svg:width="4.65cm" svg:height="0.004cm" svg:x="9.666cm" svg:y="13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96" draw:text-style-name="P8" draw:layer="layout" svg:width="3.498cm" svg:height="0.758cm" svg:x="9.602cm" svg:y="13.241cm">
          <text:p text:style-name="P7"><text:span text:style-name="T3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97" draw:text-style-name="P9" draw:layer="layout" svg:width="9.303cm" svg:height="0.001cm" svg:x="9.703cm" svg:y="11.2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98" draw:text-style-name="P9" draw:layer="layout" svg:width="4.783cm" svg:height="0.001cm" svg:x="18.976cm" svg:y="11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99" draw:text-style-name="P9" draw:layer="layout" svg:width="9.31cm" svg:height="0.067cm" svg:x="9.666cm" svg:y="11.99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5" draw:style-name="gr79" draw:text-style-name="P9" draw:layer="layout" svg:width="4.748cm" svg:height="0.001cm" svg:x="19.006cm" svg:y="12.0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4" draw:style-name="gr100" draw:text-style-name="P8" draw:layer="layout" svg:width="8.526cm" svg:height="0.758cm" svg:x="9.674cm" svg:y="10.577cm">
          <text:p text:style-name="P7"><text:span text:style-name="T9">RIC SUBSCRIPTION DELETE </text:span><text:span text:style-name="T3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101" draw:text-style-name="P8" draw:layer="layout" svg:width="8.726cm" svg:height="0.758cm" svg:x="9.674cm" svg:y="11.377cm">
          <text:p text:style-name="P7"><text:span text:style-name="T9">RIC SUBSCRIPTION</text:span><text:span text:style-name="T3">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102" draw:text-style-name="P9" draw:layer="layout" svg:width="6.447cm" svg:height="0.017cm" svg:x="3.216cm" svg:y="13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42" draw:style-name="gr103" draw:text-style-name="P8" draw:layer="layout" svg:width="8.627cm" svg:height="0.758cm" svg:x="3.089cm" svg:y="12.293cm">
          <text:p text:style-name="P7"><text:span text:style-name="T3">RIC SUBSCRIPTION DELETE 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7">Which rules specified by xApp Manager versus Sub Manager?</text:span></text:p>
              <text:p text:style-name="P11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ubscription merge flow – sunny day</text:span></text:p>
          </draw:text-box>
        </draw:frame>
        <draw:custom-shape draw:name="Rectangle 4" draw:style-name="gr104" draw:text-style-name="P6" draw:layer="layout" svg:width="4.4cm" svg:height="2.033cm" svg:x="7.1cm" svg:y="1.81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5" draw:text-style-name="P6" draw:layer="layout" svg:width="3.894cm" svg:height="2.033cm" svg:x="16.706cm" svg:y="1.817cm">
          <text:p text:style-name="P5"><text:span text:style-name="T10">E2 </text:span><text:span text:style-name="T2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6" draw:text-style-name="P6" draw:layer="layout" svg:width="3.852cm" svg:height="2.033cm" svg:x="12.048cm" svg:y="1.81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07" draw:text-style-name="P6" draw:layer="layout" svg:width="2.188cm" svg:height="2.033cm" svg:x="1.714cm" svg:y="1.81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08" draw:text-style-name="P8" draw:layer="layout" svg:width="6.603cm" svg:height="0.758cm" svg:x="2.778cm" svg:y="4.568cm">
          <text:p text:style-name="P7"><text:span text:style-name="T3">RIC SUBSCRIPTION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2.903cm" svg:y1="3.851cm" svg:x2="2.903cm" svg:y2="9.551cm">
          <text:p/>
        </draw:line>
        <draw:line draw:name="Straight Connector 37" draw:style-name="gr7" draw:text-style-name="P9" draw:layer="layout" svg:x1="9.38cm" svg:y1="3.851cm" svg:x2="9.38cm" svg:y2="9.551cm">
          <text:p/>
        </draw:line>
        <draw:custom-shape draw:name="Straight Arrow Connector 38" draw:style-name="gr8" draw:text-style-name="P9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09" draw:text-style-name="P10" draw:layer="layout" svg:width="1.93cm" svg:height="1.025cm" svg:x="8.38cm" svg:y="5.613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026cm" svg:y1="3.851cm" svg:x2="13.996cm" svg:y2="9.551cm">
          <text:p/>
        </draw:line>
        <draw:line draw:name="Straight Connector 52" draw:style-name="gr7" draw:text-style-name="P9" draw:layer="layout" svg:x1="18.655cm" svg:y1="3.851cm" svg:x2="18.655cm" svg:y2="9.551cm">
          <text:p/>
        </draw:line>
        <draw:line draw:name="Straight Connector 53" draw:style-name="gr7" draw:text-style-name="P9" draw:layer="layout" svg:x1="23.441cm" svg:y1="3.854cm" svg:x2="23.436cm" svg:y2="9.554cm">
          <text:p/>
        </draw:line>
        <draw:custom-shape draw:name="Straight Arrow Connector 65" draw:style-name="gr8" draw:text-style-name="P9" draw:layer="layout" svg:width="6.476cm" svg:height="0.003cm" draw:transform="rotate (-3.14159265358979) translate (9.381cm 8.7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6" draw:text-style-name="P9" draw:layer="layout" svg:width="4.653cm" svg:height="0.001cm" svg:x="9.38cm" svg:y="7.6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10" draw:text-style-name="P8" draw:layer="layout" svg:width="3.752cm" svg:height="0.758cm" svg:x="9.348cm" svg:y="6.939cm">
          <text:p text:style-name="P7"><text:span text:style-name="T3">Route 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11" draw:text-style-name="P8" draw:layer="layout" svg:width="6.896cm" svg:height="0.758cm" svg:x="2.705cm" svg:y="8.034cm">
          <text:p text:style-name="P7"><text:span text:style-name="T3">RIC SUBSCRIPTION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12" draw:text-style-name="P8" draw:layer="layout" svg:width="24.129cm" svg:height="7.437cm" svg:x="0.828cm" svg:y="11.954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13" draw:text-style-name="P6" draw:layer="layout" svg:width="2.684cm" svg:height="2.033cm" svg:x="22.073cm" svg:y="1.819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5"/></text:p>
              <text:p text:style-name="P11"><text:span text:style-name="T5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1.481cm" svg:x="1.27cm" svg:y="0.121cm" presentation:class="title" presentation:user-transformed="true">
          <draw:text-box>
            <text:p text:style-name="P1"><text:span text:style-name="T1">Subscription merge delete flow – sunny day</text:span></text:p>
          </draw:text-box>
        </draw:frame>
        <draw:custom-shape draw:name="Rectangle 4" draw:style-name="gr114" draw:text-style-name="P6" draw:layer="layout" svg:width="4.4cm" svg:height="2.033cm" svg:x="7.1cm" svg:y="1.817cm">
          <text:p text:style-name="P5"><text:span text:style-name="T2">Subscription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5" draw:text-style-name="P6" draw:layer="layout" svg:width="4.094cm" svg:height="2.033cm" svg:x="16.706cm" svg:y="1.817cm">
          <text:p text:style-name="P5"><text:span text:style-name="T10">E2 </text:span><text:span text:style-name="T2">Termi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6" draw:text-style-name="P6" draw:layer="layout" svg:width="3.852cm" svg:height="2.033cm" svg:x="12.048cm" svg:y="1.817cm">
          <text:p text:style-name="P5"><text:span text:style-name="T2">Routing</text:span></text:p>
          <text:p text:style-name="P5"><text:span text:style-name="T2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7" draw:text-style-name="P6" draw:layer="layout" svg:width="2.188cm" svg:height="2.033cm" svg:x="1.714cm" svg:y="1.817cm">
          <text:p text:style-name="P5"><text:span text:style-name="T2">x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18" draw:text-style-name="P8" draw:layer="layout" svg:width="8.356cm" svg:height="0.758cm" svg:x="2.803cm" svg:y="4.568cm">
          <text:p text:style-name="P7"><text:span text:style-name="T3">RIC SUBSCRIPTION DELETE 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7" draw:text-style-name="P9" draw:layer="layout" svg:x1="2.903cm" svg:y1="3.851cm" svg:x2="2.903cm" svg:y2="9.951cm">
          <text:p/>
        </draw:line>
        <draw:line draw:name="Straight Connector 37" draw:style-name="gr7" draw:text-style-name="P9" draw:layer="layout" svg:x1="9.38cm" svg:y1="3.851cm" svg:x2="9.38cm" svg:y2="9.951cm">
          <text:p/>
        </draw:line>
        <draw:custom-shape draw:name="Straight Arrow Connector 38" draw:style-name="gr8" draw:text-style-name="P9" draw:layer="layout" svg:width="6.476cm" svg:height="0.001cm" svg:x="2.904cm" svg:y="5.2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9" draw:style-name="gr119" draw:text-style-name="P10" draw:layer="layout" svg:width="1.93cm" svg:height="1.025cm" svg:x="8.38cm" svg:y="5.613cm">
          <text:p text:style-name="P5"><text:span text:style-name="T4"><text:s/></text:span><text:span text:style-name="T4">Log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7" draw:text-style-name="P9" draw:layer="layout" svg:x1="14.026cm" svg:y1="3.851cm" svg:x2="13.996cm" svg:y2="9.951cm">
          <text:p/>
        </draw:line>
        <draw:line draw:name="Straight Connector 52" draw:style-name="gr7" draw:text-style-name="P9" draw:layer="layout" svg:x1="18.755cm" svg:y1="3.851cm" svg:x2="18.755cm" svg:y2="9.951cm">
          <text:p/>
        </draw:line>
        <draw:line draw:name="Straight Connector 53" draw:style-name="gr7" draw:text-style-name="P9" draw:layer="layout" svg:x1="23.441cm" svg:y1="3.854cm" svg:x2="23.436cm" svg:y2="9.954cm">
          <text:p/>
        </draw:line>
        <draw:custom-shape draw:name="Straight Arrow Connector 65" draw:style-name="gr8" draw:text-style-name="P9" draw:layer="layout" svg:width="6.476cm" svg:height="0.003cm" draw:transform="rotate (-3.14159265358979) translate (9.381cm 8.0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6" draw:text-style-name="P9" draw:layer="layout" svg:width="4.653cm" svg:height="0.005cm" svg:x="9.38cm" svg:y="9.1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4" draw:style-name="gr120" draw:text-style-name="P8" draw:layer="layout" svg:width="3.752cm" svg:height="0.758cm" svg:x="9.348cm" svg:y="8.439cm">
          <text:p text:style-name="P7"><text:span text:style-name="T3">Route d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21" draw:text-style-name="P8" draw:layer="layout" svg:width="8.695cm" svg:height="0.758cm" svg:x="2.805cm" svg:y="7.334cm">
          <text:p text:style-name="P7"><text:span text:style-name="T9">RIC SUBSCRIPTION</text:span><text:span text:style-name="T3"> DELETE RESPON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122" draw:text-style-name="P8" draw:layer="layout" svg:width="24.129cm" svg:height="7.437cm" svg:x="0.828cm" svg:y="11.954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3" draw:text-style-name="P6" draw:layer="layout" svg:width="2.684cm" svg:height="2.033cm" svg:x="22.073cm" svg:y="1.819cm">
          <text:p text:style-name="P5"><text:span text:style-name="T2">E2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5" draw:text-style-name="P12" draw:layer="layout" svg:width="15.239cm" svg:height="11.429cm" svg:x="1.905cm" svg:y="12.065cm" presentation:class="notes" presentation:user-transformed="true">
            <draw:text-box>
              <text:p text:style-name="P11"><text:span text:style-name="T5"/></text:p>
              <text:p text:style-name="P11"><text:span text:style-name="T5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2-13">13.2.2020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2-13">13.2.2020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outing needs in RIC</dc:title>
    <meta:initial-creator>Matti Hiltunen</meta:initial-creator>
    <meta:editing-cycles>55</meta:editing-cycles>
    <meta:creation-date>2019-04-02T13:15:13</meta:creation-date>
    <dc:date>2020-02-13T11:48:33.202336983</dc:date>
    <meta:editing-duration>P9DT1H5M54S</meta:editing-duration>
    <meta:generator>LibreOffice/6.0.7.3$Linux_X86_64 LibreOffice_project/00m0$Build-3</meta:generator>
    <meta:document-statistic meta:object-count="258"/>
    <meta:user-defined meta:name="AppVersion">12.0000</meta:user-defined>
    <meta:user-defined meta:name="Company">AT&amp;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